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62541" officeooo:paragraph-rsid="00162541"/>
    </style:style>
    <style:style style:name="P2" style:family="paragraph" style:parent-style-name="Standard" style:list-style-name="L4">
      <style:text-properties officeooo:rsid="00162541" officeooo:paragraph-rsid="00162541"/>
    </style:style>
    <style:style style:name="P3" style:family="paragraph" style:parent-style-name="Standard" style:list-style-name="L3">
      <style:text-properties officeooo:rsid="00162d13" officeooo:paragraph-rsid="00162d13"/>
    </style:style>
    <style:style style:name="P4" style:family="paragraph" style:parent-style-name="Standard" style:list-style-name="L1">
      <style:text-properties style:font-name="Calibri" fo:font-size="10pt" officeooo:rsid="00162541" officeooo:paragraph-rsid="00162541" style:font-size-asian="10pt" style:font-size-complex="10pt"/>
    </style:style>
    <style:style style:name="P5" style:family="paragraph" style:parent-style-name="Standard" style:list-style-name="L4">
      <style:text-properties style:font-name="Calibri" fo:font-size="10pt" officeooo:rsid="00162541" officeooo:paragraph-rsid="00162541" style:font-size-asian="10pt" style:font-size-complex="10pt"/>
    </style:style>
    <style:style style:name="P6" style:family="paragraph" style:parent-style-name="Standard" style:list-style-name="L1">
      <style:text-properties style:font-name="Calibri" fo:font-size="10pt" officeooo:rsid="00162d13" officeooo:paragraph-rsid="00162d13" style:font-size-asian="10pt" style:font-size-complex="10pt"/>
    </style:style>
    <style:style style:name="P7" style:family="paragraph" style:parent-style-name="Standard" style:list-style-name="L3">
      <style:text-properties style:font-name="Calibri" fo:font-size="10pt" officeooo:rsid="00162d13" officeooo:paragraph-rsid="00162d13" style:font-size-asian="10pt" style:font-size-complex="10pt"/>
    </style:style>
    <style:style style:name="P8" style:family="paragraph" style:parent-style-name="Standard" style:list-style-name="L2">
      <style:text-properties style:font-name="Calibri" fo:font-size="10pt" officeooo:rsid="00162d13" officeooo:paragraph-rsid="00162d13" style:font-size-asian="10pt" style:font-size-complex="10pt"/>
    </style:style>
    <style:style style:name="P9" style:family="paragraph" style:parent-style-name="Standard" style:list-style-name="L2">
      <style:text-properties style:font-name="Calibri" fo:font-size="10pt" officeooo:paragraph-rsid="00162d13" style:font-size-asian="10pt" style:font-size-complex="10pt"/>
    </style:style>
    <style:style style:name="T1" style:family="text">
      <style:text-properties officeooo:rsid="00162d13"/>
    </style:style>
    <style:style style:name="T2" style:family="text">
      <style:text-properties style:font-name="Calibri"/>
    </style:style>
    <style:style style:name="T3" style:family="text">
      <style:text-properties style:font-name="Calibri" fo:font-size="10pt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7842387" text:style-name="L1">
        <text:list-item>
          <text:p text:style-name="P4">E-Mail HA</text:p>
        </text:list-item>
        <text:list-item>
          <text:p text:style-name="P1"><text:span text:style-name="T3">Nein, Doch: </text:span><text:a xlink:type="simple" xlink:href="https://www.youtube.com/watch?v=w4aLThuU008" text:style-name="Internet_20_link" text:visited-style-name="Visited_20_Internet_20_Link"><text:span text:style-name="T3">https://www.youtube.com/watch?v=w4aLThuU008</text:span></text:a></text:p>
        </text:list-item>
        <text:list-item>
          <text:p text:style-name="P4">Verben + Dat./Akk. (+Kasustabelle)</text:p>
        </text:list-item>
        <text:list-item>
          <text:p text:style-name="P4">Verben + Präposition</text:p>
        </text:list-item>
      </text:list>
      <text:list text:style-name="L4">
        <text:list-item>
          <text:list>
            <text:list-item>
              <text:p text:style-name="P5">S.14 A9</text:p>
            </text:list-item>
            <text:list-item>
              <text:p text:style-name="P2"><text:span text:style-name="T3">Online: </text:span><text:a xlink:type="simple" xlink:href="https://www.schubert-verlag.de/aufgaben/uebungen_b1/b1_k01_maxi.htm" text:style-name="Internet_20_link" text:visited-style-name="Visited_20_Internet_20_Link"><text:span text:style-name="T3">https://www.schubert-verlag.de/aufgaben/uebungen_b1/b1_k01_maxi.htm</text:span></text:a></text:p>
            </text:list-item>
          </text:list>
        </text:list-item>
      </text:list>
      <text:list xml:id="list155738557091043" text:continue-list="list427842387" text:style-name="L1">
        <text:list-item>
          <text:p text:style-name="P4">(Präpositionen temporal)</text:p>
        </text:list-item>
        <text:list-item>
          <text:p text:style-name="P4">Partnerinterview</text:p>
        </text:list-item>
        <text:list-item>
          <text:p text:style-name="P4">Assoziationen zum Thema „Alltag“ → Mindmap</text:p>
        </text:list-item>
        <text:list-item>
          <text:p text:style-name="P1"><text:span text:style-name="T3">Online: </text:span><text:a xlink:type="simple" xlink:href="https://www.liveworksheets.com/node/2843262" text:style-name="Internet_20_link" text:visited-style-name="Visited_20_Internet_20_Link"><text:span text:style-name="T3">https://www.liveworksheets.com/node/2843262</text:span></text:a><text:span text:style-name="T3"> (Tätigkeiten im Alltag)</text:span></text:p>
        </text:list-item>
        <text:list-item>
          <text:p text:style-name="P6">S.11 A3 Tätigkeiten im Alltag</text:p>
        </text:list-item>
        <text:list-item>
          <text:p text:style-name="P6">Perfekt üben: </text:p>
        </text:list-item>
      </text:list>
      <text:list text:style-name="L3">
        <text:list-item>
          <text:list>
            <text:list-item>
              <text:p text:style-name="P3"><text:a xlink:type="simple" xlink:href="https://www.schubert-verlag.de/aufgaben/uebungen_b1/b1_k01_diewochevonines.htm" text:style-name="Internet_20_link" text:visited-style-name="Visited_20_Internet_20_Link"><text:span text:style-name="T3">https://www.schubert-verlag.de/aufgaben/uebungen_b1/b1_k01_diewochevonines.htm</text:span></text:a></text:p>
            </text:list-item>
            <text:list-item>
              <text:p text:style-name="P7">S.12 A5</text:p>
            </text:list-item>
          </text:list>
        </text:list-item>
      </text:list>
      <text:list text:continue-list="list155738557091043" text:style-name="L1">
        <text:list-item>
          <text:p text:style-name="P6">Umfrage zum Thema Alltag (Was nervt, über was freust du dich?) → Als Dialog</text:p>
        </text:list-item>
        <text:list-item>
          <text:p text:style-name="P6">(wenn Zeit: S.15)</text:p>
        </text:list-item>
        <text:list-item>
          <text:p text:style-name="P6">HA: </text:p>
        </text:list-item>
      </text:list>
      <text:list text:style-name="L2">
        <text:list-item>
          <text:list>
            <text:list-item>
              <text:p text:style-name="P9"><text:span text:style-name="T1">S.10a,b</text:span></text:p>
            </text:list-item>
            <text:list-item>
              <text:p text:style-name="P8">Online Text hören und ergänzen: https://www.schubert-verlag.de/aufgaben/uebungen_b1/b1_k01_wortgruppen.htm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5:45:14.345000000</meta:creation-date>
    <meta:generator>LibreOffice/7.5.5.2$Windows_X86_64 LibreOffice_project/ca8fe7424262805f223b9a2334bc7181abbcbf5e</meta:generator>
    <dc:date>2024-01-23T15:57:37.956000000</dc:date>
    <meta:editing-duration>PT12M23S</meta:editing-duration>
    <meta:editing-cycles>4</meta:editing-cycles>
    <meta:document-statistic meta:table-count="0" meta:image-count="0" meta:object-count="0" meta:page-count="1" meta:paragraph-count="19" meta:word-count="84" meta:character-count="730" meta:non-whitespace-character-count="682"/>
  </office:meta>
</office:document-meta>
</file>